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force_brk ? curr_pc : 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2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curr_ba[8]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mask_p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b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curr_p[I_bit] | irq_p | res_p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9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00-00-00</text:date>, <text:time style:data-style-name="N2" text:time-value="01:45:46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8T02:50:20.135000000</dc:date>
    <meta:editing-duration>P8DT16H16M10S</meta:editing-duration>
    <meta:editing-cycles>703</meta:editing-cycles>
    <meta:generator>LibreOffice/7.1.2.2$Windows_X86_64 LibreOffice_project/8a45595d069ef5570103caea1b71cc9d82b2aae4</meta:generator>
    <meta:document-statistic meta:table-count="3" meta:cell-count="361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